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style:writing-mode="lr-tb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>
      <style:paragraph-properties style:writing-mode="lr-tb"/>
    </style:style>
    <style:style style:name="P11" style:family="paragraph" style:parent-style-name="Text_20_body" style:list-style-name="L1">
      <style:paragraph-properties fo:margin-top="0cm" fo:margin-bottom="0cm"/>
    </style:style>
    <style:style style:name="P12" style:family="paragraph" style:parent-style-name="Text_20_body" style:list-style-name="L2">
      <style:paragraph-properties fo:margin-top="0cm" fo:margin-bottom="0cm"/>
    </style:style>
    <style:style style:name="P13" style:family="paragraph" style:parent-style-name="Text_20_body" style:list-style-name="L3">
      <style:paragraph-properties fo:margin-top="0cm" fo:margin-bottom="0cm"/>
    </style:style>
    <style:style style:name="P14" style:family="paragraph" style:parent-style-name="Text_20_body" style:list-style-name="L4">
      <style:paragraph-properties fo:margin-top="0cm" fo:margin-bottom="0cm"/>
    </style:style>
    <style:style style:name="P15" style:family="paragraph" style:parent-style-name="Text_20_body" style:list-style-name="L5">
      <style:paragraph-properties fo:margin-top="0cm" fo:margin-bottom="0cm"/>
    </style:style>
    <style:style style:name="P16" style:family="paragraph" style:parent-style-name="Text_20_body" style:list-style-name="L6">
      <style:paragraph-properties fo:margin-top="0cm" fo:margin-bottom="0cm"/>
    </style:style>
    <style:style style:name="P17" style:family="paragraph" style:parent-style-name="Text_20_body" style:list-style-name="L7">
      <style:paragraph-properties fo:margin-top="0cm" fo:margin-bottom="0cm"/>
    </style:style>
    <style:style style:name="P18" style:family="paragraph" style:parent-style-name="Text_20_body" style:list-style-name="L8">
      <style:paragraph-properties fo:margin-top="0cm" fo:margin-bottom="0cm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"SQE: La Teoría que Explica el Universo como un TikTok Cuántico"</text:h>
      <text:p text:style-name="P10"><text:span text:style-name="Emphasis"><text:span text:style-name="T1">(Donde cada paso es un nuevo efecto de sonido para la realidad)</text:span></text:span></text:p>
      <text:h text:style-name="P1" text:outline-level="1">? Paso 1 – El Primer Beat Cuántico (ℏ)</text:h>
      <text:p text:style-name="P10"><text:span text:style-name="Strong_20_Emphasis"><text:span text:style-name="T3">Constante de Planck reducida (ℏ):</text:span></text:span> <text:span text:style-name="Emphasis"><text:span text:style-name="T1">"El mínimo 'Like' que puede dar una partícula a su propia existencia."</text:span></text:span></text:p>
      <text:list xml:id="list8787643983408744850" text:style-name="L1">
        <text:list-item text:start-value="1">
          <text:p text:style-name="P11"><text:span text:style-name="Strong_20_Emphasis"><text:span text:style-name="T3">SQE lo explica:</text:span></text:span> <text:span text:style-name="Emphasis"><text:span text:style-name="T1">"Si una partícula se autoobserva en el vacío… ¿hace ruido? Sí, y ese ruido es ℏ."</text:span></text:span></text:p>
        </text:list-item>
        <text:list-item text:start-value="2">
          <text:p text:style-name="P2"><text:span text:style-name="Strong_20_Emphasis"><text:span text:style-name="T3">Traducción:</text:span></text:span> <text:span text:style-name="Emphasis"><text:span text:style-name="T1">Es el volumen mínimo del universo. Menos que eso es silencio cuántico.</text:span></text:span></text:p>
        </text:list-item>
      </text:list>
      <text:p text:style-name="P10"><text:span text:style-name="Strong_20_Emphasis"><text:span text:style-name="T3">Frase para sonar profundo:</text:span></text:span><text:line-break/><text:span text:style-name="Emphasis"><text:span text:style-name="T1">"El universo empezó cuando una partícula se hizo un selfie cuántico."</text:span></text:span></text:p>
      <text:h text:style-name="P1" text:outline-level="1">⏱️ Paso 2 – El Tiempo Nace (Y Ya Nadie lo Para)</text:h>
      <text:p text:style-name="P10"><text:span text:style-name="Strong_20_Emphasis"><text:span text:style-name="T3">E = h · ν</text:span></text:span> → <text:span text:style-name="Emphasis"><text:span text:style-name="T1">"Si vibra, existe. Si existe, tiene ritmo. Si tiene ritmo, tienes tiempo."</text:span></text:span></text:p>
      <text:list xml:id="list2543763082528379608" text:style-name="L2">
        <text:list-item text:start-value="1">
          <text:p text:style-name="P12"><text:span text:style-name="Strong_20_Emphasis"><text:span text:style-name="T3">Tiempo de Planck (tₚ):</text:span></text:span> <text:span text:style-name="Emphasis"><text:span text:style-name="T1">"El tick más corto posible… como el buffer de un video en la prehistoria de Internet."</text:span></text:span></text:p>
        </text:list-item>
        <text:list-item text:start-value="2">
          <text:p text:style-name="P3"><text:span text:style-name="Strong_20_Emphasis"><text:span text:style-name="T3">SQE lo poetiza:</text:span></text:span> <text:span text:style-name="Emphasis"><text:span text:style-name="T1">"El tiempo es solo una playlist de autoactualizaciones cuánticas."</text:span></text:span></text:p>
        </text:list-item>
      </text:list>
      <text:p text:style-name="P10"><text:span text:style-name="Strong_20_Emphasis"><text:span text:style-name="T3">Frase incómoda en reuniones:</text:span></text:span><text:line-break/><text:span text:style-name="Emphasis"><text:span text:style-name="T1">"El tiempo no fluye, solo es un meme que se repite."</text:span></text:span></text:p>
      <text:h text:style-name="P1" text:outline-level="1">? Paso 3 – La Velocidad de la Luz (c): El Primer 'Viral' Cósmico</text:h>
      <text:p text:style-name="P10"><text:span text:style-name="Strong_20_Emphasis"><text:span text:style-name="T3">c = 299,792,458 m/s</text:span></text:span> → <text:span text:style-name="Emphasis"><text:span text:style-name="T1">"El límite de propagación de los chismes cuánticos."</text:span></text:span></text:p>
      <text:list xml:id="list3259472400404725819" text:style-name="L3">
        <text:list-item text:start-value="1">
          <text:p text:style-name="P13"><text:span text:style-name="Strong_20_Emphasis"><text:span text:style-name="T3">SQE lo dramatiza:</text:span></text:span> <text:span text:style-name="Emphasis"><text:span text:style-name="T1">"Nada supera a c… porque es el algoritmo que controla el feed del espacio-tiempo."</text:span></text:span></text:p>
        </text:list-item>
        <text:list-item text:start-value="2">
          <text:p text:style-name="P4"><text:span text:style-name="Strong_20_Emphasis"><text:span text:style-name="T3">Ejemplo:</text:span></text:span> <text:span text:style-name="Emphasis"><text:span text:style-name="T1">Si un fotón tuviera Twitter, sería el usuario con más RTs… pero sin poder escribir nada nuevo.</text:span></text:span></text:p>
        </text:list-item>
      </text:list>
      <text:p text:style-name="P10"><text:span text:style-name="Strong_20_Emphasis"><text:span text:style-name="T3">Frase para decepcionar a Einstein:</text:span></text:span><text:line-break/><text:span text:style-name="Emphasis"><text:span text:style-name="T1">"La relatividad es solo una restricción de caracteres cósmica."</text:span></text:span></text:p>
      <text:h text:style-name="P1" text:outline-level="1">? Paso 4 – El Espacio: El Grupo de WhatsApp Cuántico</text:h>
      <text:p text:style-name="P10"><text:span text:style-name="Strong_20_Emphasis"><text:span text:style-name="T3">Longitud de Planck (lₚ):</text:span></text:span> <text:span text:style-name="Emphasis"><text:span text:style-name="T1">"La distancia mínima entre dos mensajes entrelazados."</text:span></text:span></text:p>
      <text:list xml:id="list1102517376355633451" text:style-name="L4">
        <text:list-item text:start-value="1">
          <text:p text:style-name="P14"><text:span text:style-name="Strong_20_Emphasis"><text:span text:style-name="T3">SQE lo humaniza:</text:span></text:span> <text:span text:style-name="Emphasis"><text:span text:style-name="T1">"El espacio no existe… son solo partículas que se contestan entre sí."</text:span></text:span></text:p>
        </text:list-item>
        <text:list-item text:start-value="2">
          <text:p text:style-name="P5"><text:span text:style-name="Strong_20_Emphasis"><text:span text:style-name="T3">Metáfora:</text:span></text:span> <text:span text:style-name="Emphasis"><text:span text:style-name="T1">Como cuando tienes 5G, pero igual el audio se corta.</text:span></text:span></text:p>
        </text:list-item>
      </text:list>
      <text:p text:style-name="P10"><text:soft-page-break/><text:span text:style-name="Strong_20_Emphasis"><text:span text:style-name="T3">Frase para confundir a un físico:</text:span></text:span><text:line-break/><text:span text:style-name="Emphasis"><text:span text:style-name="T1">"El universo es una red social… y la gravedad es el FOMO</text:span></text:span> (<text:span text:style-name="Emphasis"><text:span text:style-name="T1">Fear Of Missing Out</text:span></text:span>)."</text:p>
      <text:h text:style-name="P1" text:outline-level="1">? Paso 5 – Gravedad: Cuando los Likes se Convierten en Peso</text:h>
      <text:p text:style-name="P10"><text:span text:style-name="Strong_20_Emphasis"><text:span text:style-name="T3">G = 6.67430 × 10⁻¹¹ m³/kg·s²</text:span></text:span> → <text:span text:style-name="Emphasis"><text:span text:style-name="T1">"La constante que decide cuánto te atrae el drama cuántico."</text:span></text:span></text:p>
      <text:list xml:id="list5544354892990211057" text:style-name="L5">
        <text:list-item text:start-value="1">
          <text:p text:style-name="P15"><text:span text:style-name="Strong_20_Emphasis"><text:span text:style-name="T3">SQE lo redefine:</text:span></text:span> <text:span text:style-name="Emphasis"><text:span text:style-name="T1">"La gravedad es cuando dos partículas se siguen mutuamente… pero no demasiado."</text:span></text:span></text:p>
        </text:list-item>
        <text:list-item text:start-value="2">
          <text:p text:style-name="P6"><text:span text:style-name="Strong_20_Emphasis"><text:span text:style-name="T3">Ejemplo:</text:span></text:span> <text:span text:style-name="Emphasis"><text:span text:style-name="T1">La Tierra nos atrae porque nuestro feed cuántico es compatible.</text:span></text:span></text:p>
        </text:list-item>
      </text:list>
      <text:p text:style-name="P10"><text:span text:style-name="Strong_20_Emphasis"><text:span text:style-name="T3">Frase para negar a Newton:</text:span></text:span><text:line-break/><text:span text:style-name="Emphasis"><text:span text:style-name="T1">"Las manzanas caen porque el espacio-tiempo les dio unfollow."</text:span></text:span></text:p>
      <text:h text:style-name="P1" text:outline-level="1">? Paso 6 – Entropía: El Caos que Todos Amamos</text:h>
      <text:p text:style-name="P10"><text:span text:style-name="Strong_20_Emphasis"><text:span text:style-name="T3">S = k_B · ln(Ω)</text:span></text:span> → <text:span text:style-name="Emphasis"><text:span text:style-name="T1">"Cuantos más memes guardas, más desordenas tu galería."</text:span></text:span></text:p>
      <text:list xml:id="list1670784017330182650" text:style-name="L6">
        <text:list-item text:start-value="1">
          <text:p text:style-name="P16"><text:span text:style-name="Strong_20_Emphasis"><text:span text:style-name="T3">Constante de Boltzmann (k_B):</text:span></text:span> <text:span text:style-name="Emphasis"><text:span text:style-name="T1">"Mide cuánto ruido hace el universo al desordenarse."</text:span></text:span></text:p>
        </text:list-item>
        <text:list-item text:start-value="2">
          <text:p text:style-name="P7"><text:span text:style-name="Strong_20_Emphasis"><text:span text:style-name="T3">SQE lo justifica:</text:span></text:span> <text:span text:style-name="Emphasis"><text:span text:style-name="T1">"El desorden no es aleatorio… es creatividad acumulada."</text:span></text:span></text:p>
        </text:list-item>
      </text:list>
      <text:p text:style-name="P10"><text:span text:style-name="Strong_20_Emphasis"><text:span text:style-name="T3">Frase para el fin del mundo:</text:span></text:span><text:line-break/><text:span text:style-name="Emphasis"><text:span text:style-name="T1">"La muerte térmica del universo es solo un feed sin actualizaciones."</text:span></text:span></text:p>
      <text:h text:style-name="P1" text:outline-level="1">? Resumen: El Universo es un TikTok Infinito</text:h>
      <text:list xml:id="list6006889316919766106" text:style-name="L7">
        <text:list-item text:start-value="1">
          <text:p text:style-name="P17"><text:span text:style-name="Strong_20_Emphasis">ℏ</text:span><text:span text:style-name="Strong_20_Emphasis"><text:span text:style-name="T3">:</text:span></text:span> <text:span text:style-name="Emphasis"><text:span text:style-name="T1">"Primer like."</text:span></text:span></text:p>
        </text:list-item>
        <text:list-item text:start-value="2">
          <text:p text:style-name="P17"><text:span text:style-name="Strong_20_Emphasis"><text:span text:style-name="T3">E=hν:</text:span></text:span> <text:span text:style-name="Emphasis"><text:span text:style-name="T1">"Le subes el volumen."</text:span></text:span></text:p>
        </text:list-item>
        <text:list-item text:start-value="3">
          <text:p text:style-name="P17"><text:span text:style-name="Strong_20_Emphasis"><text:span text:style-name="T3">c:</text:span></text:span> <text:span text:style-name="Emphasis"><text:span text:style-name="T1">"Se hace viral."</text:span></text:span></text:p>
        </text:list-item>
        <text:list-item text:start-value="4">
          <text:p text:style-name="P17"><text:span text:style-name="Strong_20_Emphasis"><text:span text:style-name="T3">lₚ:</text:span></text:span> <text:span text:style-name="Emphasis"><text:span text:style-name="T1">"Los comentarios entrelazados."</text:span></text:span></text:p>
        </text:list-item>
        <text:list-item text:start-value="5">
          <text:p text:style-name="P17"><text:span text:style-name="Strong_20_Emphasis"><text:span text:style-name="T3">G:</text:span></text:span> <text:span text:style-name="Emphasis"><text:span text:style-name="T1">"Los seguidores que te atraen."</text:span></text:span></text:p>
        </text:list-item>
        <text:list-item text:start-value="6">
          <text:p text:style-name="P8"><text:span text:style-name="Strong_20_Emphasis"><text:span text:style-name="T3">k_B:</text:span></text:span> <text:span text:style-name="Emphasis"><text:span text:style-name="T1">"Cuando el algoritmo se descontrola."</text:span></text:span></text:p>
        </text:list-item>
      </text:list>
      <text:p text:style-name="P10"><text:span text:style-name="Strong_20_Emphasis"><text:span text:style-name="T3">Conclusión:</text:span></text:span> <text:span text:style-name="Emphasis"><text:span text:style-name="T1">La física es solo la historia de cómo el vacío cuántico se volvió influencer.</text:span></text:span></text:p>
      <text:p text:style-name="P10">? <text:span text:style-name="Strong_20_Emphasis"><text:span text:style-name="T3">¿Quieres más? Suscríbete a</text:span></text:span> <text:span text:style-name="Strong_20_Emphasis"><text:span text:style-name="T2">"@SQE_Official"</text:span></text:span> <text:span text:style-name="Strong_20_Emphasis"><text:span text:style-name="T3">para más teorías virales.</text:span></text:span><text:line-break/><text:span text:style-name="Emphasis"><text:span text:style-name="T1">(Disclaimer: Ningún fotón fue lastimado en la elaboración de esta teoría.)</text:span></text:span></text:p>
      <text:p text:style-name="P10">? <text:span text:style-name="Strong_20_Emphasis"><text:span text:style-name="T3">Bonus: Frases para el muro de tu laboratorio:</text:span></text:span></text:p>
      <text:list xml:id="list1043573205676028114" text:style-name="L8">
        <text:list-item text:start-value="1">
          <text:p text:style-name="P18"><text:span text:style-name="Emphasis"><text:span text:style-name="T1">"La cuántica no es complicada… solo tiene muchos efectos especiales."</text:span></text:span></text:p>
        </text:list-item>
        <text:list-item text:start-value="2">
          <text:p text:style-name="P18"><text:span text:style-name="Emphasis"><text:span text:style-name="T1">"Dios no juega a los dados… pero el universo sí hace TikTok challenges."</text:span></text:span></text:p>
        </text:list-item>
        <text:list-item text:start-value="3">
          <text:p text:style-name="P9"><text:span text:style-name="Emphasis"><text:span text:style-name="T1">"Si entiendes SQE al 100%, es que no la entendiste."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fuan </meta:initial-creator>
    <meta:creation-date>2025-05-04T00:37:03.07</meta:creation-date>
    <meta:document-statistic meta:table-count="0" meta:image-count="0" meta:object-count="0" meta:page-count="2" meta:paragraph-count="45" meta:word-count="599" meta:character-count="3282"/>
    <dc:date>2025-05-04T00:37:47.86</dc:date>
    <dc:creator>Lefuan </dc:creator>
    <meta:editing-duration>PT44S</meta:editing-duration>
    <meta:editing-cycles>1</meta:editing-cycles>
    <meta:generator>OpenOffice/4.1.15$Win32 OpenOffice.org_project/4115m2$Build-9813</meta:generator>
  </office:meta>
</office:document-meta>
</file>